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Heading_20_1" style:list-style-name="">
      <style:paragraph-properties fo:margin-left="0.3in" fo:margin-right="0in" fo:text-align="start" style:justify-single-word="false" fo:text-indent="0in" style:auto-text-indent="false"/>
    </style:style>
    <style:style style:name="P3" style:family="paragraph" style:parent-style-name="Heading_20_2">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list-style-name="WW8Num2"/>
    <style:style style:name="P6" style:family="paragraph" style:parent-style-name="Standard">
      <style:paragraph-properties fo:margin-left="0.4in" fo:margin-right="0in" fo:text-indent="0in" style:auto-text-indent="false"/>
    </style:style>
    <style:style style:name="P7" style:family="paragraph" style:parent-style-name="Standard">
      <style:paragraph-properties fo:margin-left="0.3in" fo:margin-right="0in" fo:text-indent="0.1in" style:auto-text-indent="false"/>
    </style:style>
    <style:style style:name="P8" style:family="paragraph" style:parent-style-name="Standard" style:list-style-name="">
      <style:paragraph-properties fo:margin-left="0.9in" fo:margin-right="0in" fo:text-indent="0in" style:auto-text-indent="false"/>
    </style:style>
    <style:style style:name="P9" style:family="paragraph" style:parent-style-name="Standard" style:list-style-name="">
      <style:paragraph-properties fo:margin-left="1.25in" fo:margin-right="0in" fo:text-indent="0in" style:auto-text-indent="false"/>
    </style:style>
    <style:style style:name="P10" style:family="paragraph" style:parent-style-name="Standard">
      <style:paragraph-properties fo:margin-left="0.3in" fo:margin-right="0in" fo:text-indent="0in" style:auto-text-indent="false"/>
    </style:style>
    <style:style style:name="P11"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T1" style:family="text">
      <style:text-properties style:use-window-font-color="true" fo:font-size="11pt" fo:language="sv" fo:country="SE" style:font-name-asian="SimSun" style:font-size-asian="11pt" style:language-asian="zh" style:country-asian="CN" style:font-name-complex="Times New Roman" style:font-size-complex="11pt" style:language-complex="ar" style:country-complex="SA"/>
    </style:style>
    <style:style style:name="T2" style:family="text">
      <style:text-properties style:font-name-asian="Calibri"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ktplanering på lösenordsgenerator</text:p>
      <text:h text:style-name="P1" text:outline-level="1">Inledning</text:h>
      <text:h text:style-name="P3" text:outline-level="2">Kort beskrivning av projekt</text:h>
      <text:p text:style-name="P6">Projektet är en hemsida som kommer innehålla en lösenordsgenerator där användaren kan generera säkra lösenord. Även så kommer hemsidan att innehålla en informationsida på hur man ska i praktiken hålla sitt konto säkert för att inte få det kapat.</text:p>
      <text:h text:style-name="P3" text:outline-level="2">Vilket betyg satsar du på</text:h>
      <text:p text:style-name="P7">Betyget jag satsar på är ett A</text:p>
      <text:p text:style-name="Standard"/>
      <text:h text:style-name="P1" text:outline-level="1">Ingående beskrivning av projektet</text:h>
      <text:h text:style-name="P3" text:outline-level="2">Detaljerad beskrivningen av projektet</text:h>
      <text:p text:style-name="P6">Med tanke på den ständiga utvecklingen av internet så ökar också hotet för att bli hackad eller manipulerad från sitt konto. Projektet kommer därför gå ut på att göra en sida som finns till för att informera och göra det lättare för användare att göra sitt konto säkrare från att bli kapat. </text:p>
      <text:p text:style-name="P6"/>
      <text:p text:style-name="P6">Sidan kommer för det första innehålla en lösenordsgenerator som man kan använda, både en väldigt simpel som har de rekommenderade lösenords typen men även en annan på lösenordsgenerator sidan där man kan välja själv hur lösenordet ska se ut (Längd och innehåll). </text:p>
      <text:p text:style-name="P6"/>
      <text:p text:style-name="P6">Sidan kommer även innehålla en informations sida på hur man ska gå väga för att göra sina konton säkert. Från att skapa ett säkert lösenord till vart man ska lägga det, till 2-stegs verifiering. På informationssidan kommer det även att finnas en länksamling med populära och bra lösenordshanterare vilket gör det lättare för användaren att lägga sina lösenord där efter de har tagit del av informationen.</text:p>
      <text:p text:style-name="P6"/>
      <text:p text:style-name="P6">Så själva huvud idén för projektet är för att göra det så lätt som <text:span text:style-name="T1">det bara går</text:span> för användaren att hålla sina konton säkra från andra.</text:p>
      <text:h text:style-name="P3" text:outline-level="2">Lista allt som skall göras för att projektet skall bli till</text:h>
      <text:p text:style-name="P6">En Todo-list för vad som behövs för att jag ska bli klar med hemsidan</text:p>
      <text:list xml:id="list516612450" text:style-name="WW8Num2">
        <text:list-item>
          <text:p text:style-name="P5">Ett skript som genererar lösenord</text:p>
        </text:list-item>
      </text:list>
      <text:p text:style-name="P8"/>
      <text:list xml:id="list135307882962160" text:continue-numbering="true" text:style-name="WW8Num2">
        <text:list-item>
          <text:p text:style-name="P5">Komma på ett <text:span text:style-name="T1">lämpligt</text:span> namn för projektet/hemsidan</text:p>
        </text:list-item>
      </text:list>
      <text:p text:style-name="P8"/>
      <text:list xml:id="list135307999693959" text:continue-numbering="true" text:style-name="WW8Num2">
        <text:list-item>
          <text:p text:style-name="P5">Skriva en sida som beskriver hur man ska ha ett säkert konto</text:p>
        </text:list-item>
      </text:list>
      <text:p text:style-name="P8"/>
      <text:list xml:id="list135307334651014" text:continue-numbering="true" text:style-name="WW8Num2">
        <text:list-item>
          <text:p text:style-name="P5"><text:soft-page-break/>Skriva en punkt formig lista på hur man ska hålla sitt konto säkert så jag kan senare lägga in det på informations sidan.</text:p>
        </text:list-item>
      </text:list>
      <text:p text:style-name="P8"/>
      <text:list xml:id="list135307314216042" text:continue-numbering="true" text:style-name="WW8Num2">
        <text:list-item>
          <text:p text:style-name="P5">HTML som skriver ut lösenordet på skärmen</text:p>
        </text:list-item>
        <text:list-item>
          <text:p text:style-name="P5">Skapa en logga med <text:span text:style-name="T1">som har med ämnet att göra i form av design</text:span></text:p>
        </text:list-item>
      </text:list>
      <text:p text:style-name="P8"/>
      <text:list xml:id="list135306811007502" text:continue-numbering="true" text:style-name="WW8Num2">
        <text:list-item>
          <text:p text:style-name="P5">Lägg till en favicon som även ska vara samma som hemsidans logga</text:p>
        </text:list-item>
      </text:list>
      <text:p text:style-name="P8"/>
      <text:list xml:id="list135308472040226" text:continue-numbering="true" text:style-name="WW8Num2">
        <text:list-item>
          <text:p text:style-name="P5">Välja vilket språk som hemsidan ska skrivas på efter jag tänkte på vilken form av publik och målgrupp som sidan kan hamnas åt. </text:p>
        </text:list-item>
      </text:list>
      <text:p text:style-name="P9">→<text:span text:style-name="T2"> </text:span>Har jag svenska så är det lättare för yngre i Sverige att förstå innehållet medan om det är på engelska så kan det ha en större möjlig ”träffyta” då fler i världen förstår engelska.</text:p>
      <text:list xml:id="list135307761791939" text:continue-numbering="true" text:style-name="WW8Num2">
        <text:list-item>
          <text:p text:style-name="P5">Design på hur hemsidan ska se ut med</text:p>
        </text:list-item>
      </text:list>
      <text:p text:style-name="P9">→<text:span text:style-name="T2"> </text:span>Detta kommer gå till genom att jag designar en skiss layout i antingen photoshop så jag vet ungefär vart allt ska vara och en allmän bild på hur det ska se ut. Ska även komma fram med en lämpliga color pallete så att sidan ser estetiskt bra ut också.</text:p>
      <text:p text:style-name="P9"/>
      <text:list xml:id="list135307106125307" text:continue-numbering="true" text:style-name="WW8Num2">
        <text:list-item>
          <text:p text:style-name="P5">Jag ska även testa hemsidan i flera webläsare så att jag vet att både skripten och cssn fungerar hos ”alla” användare</text:p>
        </text:list-item>
      </text:list>
      <text:h text:style-name="P3" text:outline-level="2">Beskriv vilka undersider webbplatsen kommer att använda sig av samt andra speciella saker, tex extern kod (som DOM-script)</text:h>
      <text:p text:style-name="P10">De olika sidorna kommer att vara en startsida, en informationssida och en lösenordgenerator sida.</text:p>
      <text:p text:style-name="P10"/>
      <text:p text:style-name="P10">Startsidan Innehåller en kortbeskrivning på vad det här är för sida. Start ska också ha en simple lösenords generator så användaren lätt kan generera ett lösenord med den rekommenderade standarden. </text:p>
      <text:p text:style-name="P10"/>
      <text:p text:style-name="P10">Informationssidan kommer innehålla en liten mer utvecklad guide på hur man hålla sitt konto säkert genom att göra ett säkert lösenord, hålla det säkert och hur man kan göra på konto för att göra det svårare för andra att komma in på det. Informationssidan kommer även innehålla en ”about” del där det står lite om varför den här <text:span text:style-name="T1">hemsidan</text:span> existerar och vad den är till för. <text:s/>Utöver text på hur man ska hålla ens konto säkert så kommer jag lägga till länkar till hemsidor som gör det lättare för användaren att hantera sina lösenord.</text:p>
      <text:p text:style-name="P10"/>
      <text:p text:style-name="P10">Generatorsidan kommer att vara en sida för den användaren som vill generera ett lite mer anpassat lösenord. Om användaren vill ändra längden på lösenord så ska hen kunna göra det där. Även om lösenordet bara ska innehålla text så ska det vara möjlig osv..</text:p>
      <text:p text:style-name="P10"/>
      <text:p text:style-name="P10"><text:soft-page-break/>Sidan kommer ha DOM-script som bland annat genererar lösenord i HTML koden. Det kommer även finnas ett litet trick som skriver ut varje år med script t.ex. så att copyright texten uppdaterar automatiskt varje nytt år.</text:p>
      <text:p text:style-name="P10"/>
      <text:p text:style-name="P10">Menyraden uppe på hemsidan kommer vara en navigation där användaren kommer lätt kunna ta sig runt till de olika sidorna. Det kommer även finnas en dropdown till externa sidor som har samma syfte.</text:p>
      <text:h text:style-name="P2" text:outline-level="1"/>
      <text:h text:style-name="P1" text:outline-level="1">Tidsplanering</text:h>
      <text:h text:style-name="P3" text:outline-level="2">Deadlines</text:h>
      <text:p text:style-name="P4"/>
      <text:p text:style-name="P4">Vecka 12 – Layouten ska vara klar i HTML, ingen css än</text:p>
      <text:p text:style-name="P4"/>
      <text:p text:style-name="P4">Vecka 14 – Hemsidans DOM-script ska grunderna vara klara så de kan kopplas till <text:tab/>hemsidan så att det kan användas i test former</text:p>
      <text:p text:style-name="P4"/>
      <text:p text:style-name="P4">Vecka 15 – Grund CSS’n ska var klar så att hemsidan får lite liv</text:p>
      <text:p text:style-name="P4"/>
      <text:p text:style-name="P4">Vecka 16 – Namn och logga ska vara färdig skissat och redo att publiceras i <text:tab/>hemsidans kod</text:p>
      <text:p text:style-name="P4"/>
      <text:p text:style-name="P4">Vecka 17 – Alla skript ska vara färdiga på sidan så att jag inte behöver tänka på <text:tab/>det något mer</text:p>
      <text:p text:style-name="P4"/>
      <text:p text:style-name="P4">Vecka 18 – All informationstext ska vara redo och färdig skriven. Hemsidans <text:tab/>språket ska även vara bestämt vid denna punkt.</text:p>
      <text:p text:style-name="P4"/>
      <text:p text:style-name="P4">Vecka 19 - </text:p>
      <text:p text:style-name="P4"/>
      <text:p text:style-name="P4">Vecka ?? - När hemsidan är helt klar så ska jag testa hemsidan efter html fel i <text:tab/>html validator. Jag ska även testa hemsidan i flera webläsare så att <text:tab/>allt fungerar innan jag publicerar hemsid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1-04-14T11:49:28.656539000</dc:date>
    <meta:print-date>1995-11-21T17:41:00</meta:print-date>
    <meta:editing-cycles>31</meta:editing-cycles>
    <meta:editing-duration>PT7H44M51S</meta:editing-duration>
    <meta:document-statistic meta:table-count="0" meta:image-count="0" meta:object-count="0" meta:page-count="3" meta:paragraph-count="43" meta:word-count="923" meta:character-count="5236" meta:non-whitespace-character-count="4357"/>
    <meta:generator>LibreOffice/6.4.7.2$Linux_X86_64 LibreOffice_project/40$Build-2</meta:generator>
  </office:meta>
</office:document-meta>
</file>